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Andale Sans UI1" svg:font-family="'Andale Sans UI'" style:font-family-generic="modern" style:font-pitch="variable"/>
    <style:font-face style:name="Courier New2" svg:font-family="'Courier New'" style:font-family-generic="modern" style:font-pitch="variable"/>
    <style:font-face style:name="Tahoma1" svg:font-family="Tahoma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size="16pt" officeooo:paragraph-rsid="00190eac" style:font-size-asian="16pt" style:font-size-complex="16pt"/>
    </style:style>
    <style:style style:name="P2" style:family="paragraph" style:parent-style-name="Standard">
      <style:text-properties fo:font-size="16pt" officeooo:rsid="00190eac" officeooo:paragraph-rsid="00190eac" style:font-size-asian="16pt" style:font-size-complex="16pt"/>
    </style:style>
    <style:style style:name="P3" style:family="paragraph" style:parent-style-name="Standard">
      <style:text-properties officeooo:rsid="00190eac" officeooo:paragraph-rsid="00190eac"/>
    </style:style>
    <style:style style:name="P4" style:family="paragraph" style:parent-style-name="Standard">
      <style:text-properties fo:font-weight="bold" officeooo:rsid="00190eac" officeooo:paragraph-rsid="00190eac" style:font-weight-asian="bold" style:font-weight-complex="bold"/>
    </style:style>
    <style:style style:name="P5" style:family="paragraph">
      <style:paragraph-properties style:text-autospace="none"/>
    </style:style>
    <style:style style:name="P6" style:family="paragraph">
      <style:paragraph-properties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officeooo:rsid="00190eac"/>
    </style:style>
    <style:style style:name="T2" style:family="text">
      <style:text-properties fo:font-weight="bold" officeooo:rsid="00190eac" style:font-weight-asian="bold" style:font-weight-complex="bold"/>
    </style:style>
    <style:style style:name="T3" style:family="text">
      <style:text-properties fo:font-weight="bold" officeooo:rsid="001aeb78" style:font-weight-asian="bold" style:font-weight-complex="bold"/>
    </style:style>
    <style:style style:name="T4" style:family="text">
      <style:text-properties officeooo:rsid="001aa135"/>
    </style:style>
    <style:style style:name="T5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6" style:family="text">
      <style:text-properties fo:color="#00008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T7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color="#000000" draw:fill="solid" draw:fill-color="#ffffff" fo:min-height="1.0374in" fo:padding-top="0.2in" fo:padding-bottom="0.2in" fo:padding-left="0.2in" fo:padding-right="0.2in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solid" draw:fill-color="#ffffff" fo:min-height="0.3256in" fo:padding-top="0.2in" fo:padding-bottom="0.2in" fo:padding-left="0.2in" fo:padding-right="0.2in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oncurrency Control </text:span><text:span text:style-name="T3">T</text:span><text:span text:style-name="T2">est 1:</text:span><text:span text:style-name="T1"> </text:span></text:p>
      <text:p text:style-name="P2">Person Removal</text:p>
      <text:p text:style-name="P3"/>
      <text:p text:style-name="P3">In this test, we will attempt to remove a person from the database. <text:s/>The removal process requires that any dependencies are removed first. <text:s/>Thus, any relation that has a foreign key dependency on the primary key of the person relation will need to be removed prior to the removal of that person. <text:s/></text:p>
      <text:p text:style-name="P3">ere we will focus on the courses in which a person is enrolled. <text:s/>The attended relation has a foreign key dependency on the primary key of person. <text:s/>Thus, the person cannot be removed until the courses they are enrolled in have been removed. <text:s/></text:p>
      <text:p text:style-name="P3"/>
      <text:p text:style-name="P3">Suppose that, during the removal process, a person is errantly enrolled in a course. <text:s/>For instance, the process RemoveTest begins the removal process by removing all of the courses a person is attending. Once complete, RemoveTest can go on to remove the person from the database. <text:s/>But RemoveTest hangs just after the person was removed from the course. <text:s/>And, in the mean time, another process called Registertest spawns and enrolls that same person in a course. <text:s/>When the RemoveTest process finally gets back to work, it finds that it can no longer remove the person due to a new foreign key dependency. <text:s/>We expect the process to then rollback to the point before it removed any courses. <text:s/>The removal can then be tried again. </text:p>
      <text:p text:style-name="P3"/>
      <text:p text:style-name="P4">Replication:</text:p>
      <text:p text:style-name="P3"><draw:frame draw:style-name="fr1" draw:name="Frame1" text:anchor-type="paragraph" svg:x="3.9984in" svg:y="0.1898in" svg:width="3.1374in" draw:z-index="0"><draw:text-box fo:min-height="1.5063in"><text:p text:style-name="Drawing"><draw:frame text:anchor-type="paragraph" draw:z-index="1" draw:style-name="gr1" draw:text-style-name="P6" svg:width="3.1358in" svg:height="1.5043in" svg:x="0.0016in" svg:y="0.0016in"><draw:text-box><text:p text:style-name="P5"><text:span text:style-name="T5">Remove Test</text:span></text:p><text:p text:style-name="P5"><text:span text:style-name="T5">Adding a person to the database</text:span></text:p><text:p text:style-name="P5"><text:span text:style-name="T5">Now on to removal!</text:span></text:p><text:p text:style-name="P5"><text:span text:style-name="T5">Removal phase</text:span></text:p><text:p text:style-name="P5"><text:span text:style-name="T5">Removing Courses Attended...</text:span></text:p><text:p text:style-name="P5"><text:span text:style-name="T5">0 lines removed</text:span></text:p><text:p text:style-name="P5"><text:span text:style-name="T5">Pausing RemoveTest.</text:span></text:p></draw:text-box></draw:frame>Drawing <text:sequence text:ref-name="refDrawing0" text:name="Drawing" text:formula="ooow:Drawing+1" style:num-format="1">1</text:sequence>: step 1</text:p></draw:text-box></draw:frame></text:p>
      <text:p text:style-name="P3">1. <text:s/>Run RemoveTest.jav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rame2" text:anchor-type="paragraph" svg:x="3.9882in" svg:y="0.0311in" svg:width="3.1374in" draw:z-index="2"><draw:text-box fo:min-height="1.1445in"><text:p text:style-name="Drawing"><draw:frame text:anchor-type="paragraph" draw:z-index="3" draw:style-name="gr2" draw:text-style-name="P6" svg:width="3.1358in" svg:height="0.874in" svg:x="0.0016in" svg:y="0.0016in"><draw:text-box><text:p text:style-name="P5"><text:span text:style-name="T5">###Register Course Process Started</text:span></text:p><text:p text:style-name="P5"><text:span text:style-name="T5">###Inserted Correctly!</text:span></text:p></draw:text-box></draw:frame>Drawing <text:sequence text:ref-name="refDrawing1" text:name="Drawing" text:formula="ooow:Drawing+1" style:num-format="1">2</text:sequence>: step <text:span text:style-name="T4">2</text:span></text:p></draw:text-box></draw:frame>2. <text:s/>When the process pauses for a keypress, run RegisterTest.java.</text:p>
      <text:p text:style-name="P3"/>
      <text:p text:style-name="P3"/>
      <text:p text:style-name="P3"/>
      <text:p text:style-name="P3"/>
      <text:p text:style-name="P3"><text:s/></text:p>
      <text:p text:style-name="P3"><draw:frame draw:style-name="fr1" draw:name="Frame3" text:anchor-type="paragraph" svg:x="3.9882in" svg:y="0.0311in" svg:width="3.1374in" draw:z-index="4"><draw:text-box fo:min-height="1.1445in"><text:p text:style-name="Drawing"><draw:frame text:anchor-type="paragraph" draw:z-index="5" draw:style-name="gr2" draw:text-style-name="P6" svg:width="3.1358in" svg:height="1.6622in" svg:x="0.0016in" svg:y="0.0016in"><draw:text-box><text:p text:style-name="P5"><text:span text:style-name="T5">Removing Person...</text:span></text:p><text:p text:style-name="P5"><text:span text:style-name="T5">Remove Person Error: </text:span><text:span text:style-name="T6">java.sql.SQLException</text:span><text:span text:style-name="T5">: ORA-08177: can't serialize access for this transaction</text:span></text:p><text:p text:style-name="P5"><text:span text:style-name="T7"/></text:p><text:p text:style-name="P5"><text:span text:style-name="T5">Error: Rollback!</text:span></text:p><text:p text:style-name="P5"><text:span text:style-name="T5">Finished Commital Phase</text:span></text:p></draw:text-box></draw:frame>Drawing <text:sequence text:ref-name="refDrawing2" text:name="Drawing" text:formula="ooow:Drawing+1" style:num-format="1">3</text:sequence>: step <text:span text:style-name="T4">3</text:span></text:p></draw:text-box></draw:frame>3. <text:s/>When RegisterTest finishes, return to the RemoveTest console and press enter. <text:s/>The process should report an integrity constraint error and rollback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rame4" text:anchor-type="paragraph" svg:x="3.9882in" svg:y="0.0311in" svg:width="3.1374in" draw:z-index="6"><draw:text-box fo:min-height="1.1445in"><text:p text:style-name="Drawing"><draw:frame text:anchor-type="paragraph" draw:z-index="7" draw:style-name="gr2" draw:text-style-name="P6" svg:width="3.1358in" svg:height="1.3469in" svg:x="0.0016in" svg:y="0.0016in"><draw:text-box><text:p text:style-name="P5"><text:span text:style-name="T5">Remove Test</text:span></text:p><text:p text:style-name="P5"><text:span text:style-name="T5"/></text:p><text:p text:style-name="P5"><text:span text:style-name="T5">Removal phase</text:span></text:p><text:p text:style-name="P5"><text:span text:style-name="T5">Removing Courses Attended...</text:span></text:p><text:p text:style-name="P5"><text:span text:style-name="T5">1 lines removed</text:span></text:p><text:p text:style-name="P5"><text:span text:style-name="T5">Pausing RemoveTest.</text:span></text:p></draw:text-box></draw:frame>Drawing <text:sequence text:ref-name="refDrawing3" text:name="Drawing" text:formula="ooow:Drawing+1" style:num-format="1">4</text:sequence>: step <text:span text:style-name="T4">4</text:span></text:p></draw:text-box></draw:frame><text:soft-page-break/>4. <text:s/>Now run RemoveTest.java agai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Frame5" text:anchor-type="paragraph" svg:x="3.9882in" svg:y="0.0311in" svg:width="3.1374in" draw:z-index="8"><draw:text-box fo:min-height="1.1445in"><text:p text:style-name="Drawing"><draw:frame text:anchor-type="paragraph" draw:z-index="9" draw:style-name="gr2" draw:text-style-name="P6" svg:width="3.1358in" svg:height="1.0315in" svg:x="0.0016in" svg:y="0.0016in"><draw:text-box><text:p text:style-name="P5"><text:span text:style-name="T5">Removing Person...</text:span></text:p><text:p text:style-name="P5"><text:span text:style-name="T5">1 lines removed</text:span></text:p><text:p text:style-name="P5"><text:span text:style-name="T5">Committing...</text:span></text:p><text:p text:style-name="P5"><text:span text:style-name="T5">Finished Commital Phase</text:span></text:p></draw:text-box></draw:frame>Drawing <text:sequence text:ref-name="refDrawing4" text:name="Drawing" text:formula="ooow:Drawing+1" style:num-format="1">5</text:sequence>: step <text:span text:style-name="T4">5</text:span></text:p></draw:text-box></draw:frame>5. <text:s/>When the process pauses, hit enter. <text:s/>The transaction should complete and the course added by RegisterTest should be remove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Courier New1" svg:font-family="'Courier New'" style:font-family-generic="roman"/>
    <style:font-face style:name="Courier New" svg:font-family="'Courier New'" style:font-family-generic="modern" style:font-pitch="fixed"/>
    <style:font-face style:name="Andale Sans UI1" svg:font-family="'Andale Sans UI'" style:font-family-generic="modern" style:font-pitch="variable"/>
    <style:font-face style:name="Courier New2" svg:font-family="'Courier New'" style:font-family-generic="modern" style:font-pitch="variable"/>
    <style:font-face style:name="Tahoma1" svg:font-family="Tahoma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M15S</meta:editing-duration>
    <meta:editing-cycles>6</meta:editing-cycles>
    <meta:generator>LibreOffice/4.1.0.4$Windows_x86 LibreOffice_project/89ea49ddacd9aa532507cbf852f2bb22b1ace28</meta:generator>
    <dc:date>2013-12-04T23:34:39.511000000</dc:date>
    <meta:print-date>2013-12-02T09:44:35.28</meta:print-date>
    <meta:document-statistic meta:table-count="0" meta:image-count="0" meta:object-count="0" meta:page-count="2" meta:paragraph-count="17" meta:word-count="306" meta:character-count="1809" meta:non-whitespace-character-count="1493"/>
    <meta:user-defined meta:name="Info 1"/>
    <meta:user-defined meta:name="Info 2"/>
    <meta:user-defined meta:name="Info 3"/>
    <meta:user-defined meta:name="Info 4"/>
  </office:meta>
</office:document-meta>
</file>